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4000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38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ffff99"/>
    </style:style>
    <style:style style:name="ce7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fo:background-color="#ffb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6d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1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0.74pt solid #000000"/>
      <style:paragraph-properties fo:text-align="end" fo:margin-left="0mm"/>
    </style:style>
    <style:style style:name="ce4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</style:style>
    <style:style style:name="ce18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19" style:family="table-cell" style:parent-style-name="Default">
      <style:table-cell-properties fo:border-bottom="none" fo:background-color="#ffffa6" fo:border-left="0.74pt solid #000000" fo:border-right="none" fo:border-top="0.74pt solid #000000"/>
    </style:style>
    <style:style style:name="ce20" style:family="table-cell" style:parent-style-name="Default">
      <style:table-cell-properties fo:border-bottom="none" fo:background-color="#ffffa6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74pt solid #000000" fo:background-color="#ffff6d" fo:border-left="none" fo:border-right="none" fo:border-top="0.74pt solid #000000"/>
    </style:style>
    <style:style style:name="ce2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ffff6d" fo:border="0.74pt solid #000000"/>
    </style:style>
    <style:style style:name="ce26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27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29" style:family="table-cell" style:parent-style-name="Default">
      <style:table-cell-properties fo:background-color="#ffffa6" fo:border="0.74pt solid #000000"/>
    </style:style>
    <style:style style:name="ce46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b4c7dc" style:text-align-source="fix" style:repeat-content="false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2">
      <style:table-cell-properties fo:background-color="#ffff6d" fo:border="0.74pt solid #000000"/>
    </style:style>
    <style:style style:name="ce63" style:family="table-cell" style:parent-style-name="Default" style:data-style-name="N2">
      <style:table-cell-properties fo:background-color="#ffffa6" fo:border="0.74pt solid #000000"/>
    </style:style>
    <style:style style:name="ce32" style:family="table-cell" style:parent-style-name="Default" style:data-style-name="N2">
      <style:table-cell-properties fo:border="0.74pt solid #000000"/>
    </style:style>
    <style:style style:name="ce64" style:family="table-cell" style:parent-style-name="Default">
      <style:table-cell-properties fo:background-color="#ffff00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6" office:value-type="string" calcext:value-type="string" table:number-columns-spanned="4" table:number-rows-spanned="1">
            <text:p>Error Recovery Quality</text:p>
          </table:table-cell>
          <table:covered-table-cell table:style-name="ce6"/>
          <table:covered-table-cell table:number-columns-repeated="2" table:style-name="ce1"/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6" office:value-type="string" calcext:value-type="string" table:number-columns-spanned="2" table:number-rows-spanned="1">
            <text:p>Error Recovery Quality</text:p>
          </table:table-cell>
          <table:covered-table-cell/>
          <table:table-cell table:style-name="ce1" office:value-type="string" calcext:value-type="string" table:number-columns-spanned="1" table:number-rows-spanned="2">
            <text:p>Analysis</text:p>
          </table:table-cell>
          <table:table-cell table:style-name="ce1" office:value-type="string" calcext:value-type="string" table:number-columns-spanned="1" table:number-rows-spanned="2">
            <text:p>Por que none?</text:p>
          </table:table-cell>
          <table:table-cell table:number-columns-spanned="1" table:number-rows-spanned="2"/>
          <table:table-cell/>
          <table:table-cell table:style-name="Default"/>
          <table:table-cell table:style-name="ce4"/>
          <table:table-cell table:number-columns-repeated="2"/>
        </table:table-row>
        <table:table-row table:style-name="ro1">
          <table:covered-table-cell/>
          <table:table-cell table:style-name="ce1" office:value-type="string" calcext:value-type="string">
            <text:p>Manu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Alt2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Upath</text:p>
          </table:table-cell>
          <table:covered-table-cell/>
          <table:covered-table-cell table:style-name="ce1"/>
          <table:covered-table-cell/>
          <table:table-cell/>
          <table:table-cell table:style-name="Default" office:value-type="string" calcext:value-type="string">
            <text:p><text:s/></text:p>
          </table:table-cell>
          <table:table-cell table:style-name="ce4" office:value-type="string" calcext:value-type="string">
            <text:p>Upath + DeepBan</text:p>
          </table:table-cell>
          <table:table-cell/>
          <table:table-cell office:value-type="string" calcext:value-type="string">
            <text:p>UpathPrefLast</text:p>
          </table:table-cell>
        </table:table-row>
        <table:table-row table:style-name="ro1">
          <table:table-cell office:value-type="string" calcext:value-type="string">
            <text:p>AfterBlockErr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table:style-name="ce1" office:value-type="string" calcext:value-type="string">
            <text:p><text:s/></text:p>
          </table:table-cell>
          <table:table-cell office:value-type="string" calcext:value-type="string">
            <text:p>Não havia uma label em um token em um nível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IteratorSymbol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sincronizou corretamente e perdeu o restante da entrada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em ‘(primary / qualIdent)’ na regra statementExpress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New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table:style-name="Default" office:value-type="string" calcext:value-type="string">
            <text:p>Reconhece a árvore de forma errada, porém consegue sincronizar após o statement (Standard). Não sincronizou corretamente e perdeu o restante da entrada após o erro (Hard). Perdeu alguns tokens (Alt2)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1" office:value-type="string" calcext:value-type="string">
            <text:p>none</text:p>
          </table:table-cell>
          <table:table-cell/>
          <table:table-cell office:value-type="string" calcext:value-type="string">
            <text:p>Faltando label após primeiro ‘new’ da regra primaryBase e em expression na regra primaryRest</text:p>
          </table:table-cell>
          <table:table-cell table:number-columns-repeated="2"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fterSuper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Descarta alguns tokens, porém consegue sincronizar após o statement (Hard, Standard). Sincroniza incorretamente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nique e Upath <text:s/>descartam alguns tokens, porém consegue sincronizar após o statement. Ambos perdem um token a mais do que o Hard e o Stand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AfterTryErr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consegue sincronizar, reconhece a árvore de forma errada e descarta muitos tokens (Standard). Não consegue sincronizar e perde toda a entrada após o erro (Hard). Desempenho similar ao Standard, porém diferente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AnnotationTyp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Descarta todo o bloco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nnotationTypeBody na regra annotationType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Arguments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Perdeu muitos tokens e se confundiu com o reconhecimento da árvore, porém conseguiu sincornizar mais adia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Hard). Sincroniza incorretamente e descarta vários tokens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arto arguments na regra explicitConstructorInvo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3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4" office:value-type="string" calcext:value-type="string">
            <text:p>Consegue se recuperar sem perder muitos tokens, porém o statement onde está o erro é reconhecido incorretamente (Standard). Descarta toda 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terceir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gumentsErr5.java</text:p>
          </table:table-cell>
          <table:table-cell table:style-name="ce1" office:value-type="string" calcext:value-type="string">
            <text:p>excellent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good</text:p>
          </table:table-cell>
          <table:table-cell table:style-name="ce4" office:value-type="string" calcext:value-type="string">
            <text:p>Descarta alguns tokens, porém consegue sincronizar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quinto arguments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rrayInitializerErr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 informação de todo os elementos da declaração do array, porém sinncronizou após o statement (Standard). Descarta toda a entrad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arrayInitializer na regra arrayCreator e em variableDeclarator na regra variableDeclaratorList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Asterisk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na regra static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block perto de ‘synchronized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3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’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ken mais geral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4.java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Perde todos os tokens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/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BlockErr5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poor</text:p>
          </table:table-cell>
          <table:table-cell office:value-type="string" calcext:value-type="string">
            <text:p>Sincroniza in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/>
          <table:table-cell table:style-name="ce3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terceiro ‘class’ da regra primaryBase e no ‘;’ após statementExpression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aseExpression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os os tokens após o erro (Alt2)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46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atch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sincronizou corretamente e perdeu o restante da entrada (Hard). Perdeu todos os tokens após o erro, porém se saiu melhor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3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Nunca a label é lançada, pois o first do lado direito da regra possui anotação.</text:p>
          </table:table-cell>
          <table:table-cell office:value-type="string" calcext:value-type="string">
            <text:p><text:s/></text:p>
          </table:table-cell>
          <table:table-cell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Body na regra normalClassDeclar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CreatorErr1.java</text:p>
          </table:table-cell>
          <table:table-cell table:style-name="ce1" office:value-type="string" calcext:value-type="string">
            <text:p>excellent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Não consegue sincronizar e perde a maior parte da entrada após o erro, porém reconhece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segundo classCreator n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CreatorErr2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Descarta apenas um token, porém a estrutura do comando está erra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Creator n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lassType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supercl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lassType na regra interfaceType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lassTypeErr4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4" office:value-type="string" calcext:value-type="string">
            <text:p>Reconhece o comando onde ocorre o erro incorretamente, porém sincroniza logo em seguida (Standard). Não reconhece o restante da entrada após o erro (Hard). Perde toda a informação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4" office:value-type="string" calcext:value-type="string">
            <text:p>Reconhece incorretamente o comando onde ocorre o erro, porém sincroniza logo em seguida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Col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ma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lonErr3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toda a informação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último ‘:’ da regra switchLab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:’ n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lonErr5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Não sincroniza corretamente, porém reconhece muito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ommaAvaliableErr.java</text:p>
          </table:table-cell>
          <table:table-cell table:style-name="ce58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s parâmetros ocorre o erro incorretamente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Declarator na regra methodHead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onstructor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construtorBody na regra constructorDeclar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lass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constructor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Perde toda a informação do corpo do Enum e não sincroniza 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4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interfac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nnotationTypeBod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CurRBrackErr6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um token, porém sincronizou corretamente (Stand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elementValue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urRBrack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u o statement onde ocorreu o erro corretament, mas sincronizou corretamente depois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arrayInitializ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}’ na regra blo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CurRBrack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DotAvaliableErr.java</text:p>
          </table:table-cell>
          <table:table-cell table:style-name="ce5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 Sincroniza incorretamente e perde toda a entrada após o erro, porém reconhece mais tokens do que o Hard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da regra localVariableDeclarationStatement e em arguments da regra classCreato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m duas labels em níveis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DotErr1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 e perde toda a entrada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no penúltimo ‘.’ da regra primaryBas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lementValu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defaultVal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lementValueErr2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elementValuePai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 da regra singleElementAnnot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ementValuePai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lementValuePair da regra elementValuePai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3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nd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num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poor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Sincroniza incorretamente (Unique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qAvaliableErr1.java</text:p>
          </table:table-cell>
          <table:table-cell table:style-name="ce5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qAvaliableErr3.java</text:p>
          </table:table-cell>
          <table:table-cell table:style-name="ce58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que vem depois do token ‘try’, porém sincroniza logo em seguida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ood</text:p>
          </table:table-cell>
          <table:table-cell office:value-type="string" calcext:value-type="string">
            <text:p>Perde a informação do resourceSpecification após o try, mas sincroniza corretamente. Upath se sai melhor que o Standard e o Hard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VerticalBarAvaliableErr.java</text:p>
          </table:table-cell>
          <table:table-cell table:style-name="ce58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 a informação do segundo tipo e do nome da exceção capturada no catch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Upath se saiu igual ao Standard e Hard, e o Unique perdeu um token a mais do que eles, mas todos consguiram sincronizar corretamente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qualAmpersandErr.java</text:p>
          </table:table-cell>
          <table:table-cell table:style-name="ce4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Reconhece o comando onde ocorre o erro incorretamente, porém sincroniza logo em segui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atando label em ‘:’ na regra 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qualPlusErr.java</text:p>
          </table:table-cell>
          <table:table-cell table:style-name="ce58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good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Perde a informação da expressão, porém sincroniza corretamente (Unique, Upath)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3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ExceptionTyp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ceptionTyp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47" office:value-type="string" calcext:value-type="string">
            <text:p>excellent</text:p>
          </table:table-cell>
          <table:table-cell office:value-type="string" calcext:value-type="string">
            <text:p>Apesar da árvore do Upath ser um pouco diferente, conseguiu reconhecer os mesmos tokens.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 office:value-type="string" calcext:value-type="string">
            <text:p><text:s/></text:p>
          </table:table-cell>
          <table:table-cell table:style-name="ce65" office:value-type="string" calcext:value-type="string">
            <text:p>excellent</text:p>
          </table:table-cell>
          <table:table-cell/>
          <table:table-cell table:style-name="ce65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enhancedForStateme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expression da regra primaryRe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7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expression da regra argument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ExpressionErr8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ce54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ExpressionErr9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3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FormalParameter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descarta alguns tokens (Hard, 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segundo formalParameter da regra formalParameterLi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Geq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Paramet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Great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office:value-type="string" calcext:value-type="string">
            <text:p>Faltando label em ‘&gt;’ na regra typeArgumentsOrDiamo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10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1.java</text:p>
          </table:table-cell>
          <table:table-cell table:style-name="ce15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int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2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étim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3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oitavo Identifier da regra primaryBase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4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Identifier da regra primaryRest e no último ‘;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5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classTypeWithDiamon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Identifier da regra inferredFormal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Class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d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dentifier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8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Identifier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dErr9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;' após statmentExpression na regra statement,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m duas labels em um token em um nível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InterfaceBodyErr.java</text:p>
          </table:table-cell>
          <table:table-cell table:number-columns-repeated="2" table:style-name="ce1" office:value-type="string" calcext:value-type="string">
            <text:p>poor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Body na regra normalInterfac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TypeList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TypeList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interfaceTypeList na regra extendsInterface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InterfaceWord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interface' na regra annotationType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'('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(‘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L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LambdaBody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BodyErr1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BodyErr2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methodBody na regra interfaceMethod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ethodDeclarator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48" office:value-type="string" calcext:value-type="string">
            <text:p>good</text:p>
          </table:table-cell>
          <table:table-cell table:style-name="Default" office:value-type="string" calcext:value-type="string">
            <text:p>Reconhece a assinatura incorretamente, mas consegue sincronizar após o erro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methodDeclarator d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MinusEqualGreaterErr.java</text:p>
          </table:table-cell>
          <table:table-cell table:style-name="ce16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NEW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após primeiro ‘new’ da regra primaryBase e em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1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 e em ‘:’ na regra stat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uma label em um token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após statementExpression na regra statement, em ‘:’ na regra statment e em parExpression após primeiro ‘while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duas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ar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ParExpression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arExpression após o ‘synchronized’ d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PrimaryQualIden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QualIdent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BrackErr1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ou corretamente, porém reconhece o statement de forma errad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2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Perdeu alguns tokens e reconheceu o statement de forma errada, porém conseguiu sincronizar corretamente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]’ da regra primaryBase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primaryRe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Brack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]’ da regra dimExp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method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rgument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1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IRST de unary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constructor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singleElementAnnot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ParErr5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Par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8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ParErr9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)’ na regra parExpress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eferenceType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ferenceTypeErr3.java</text:p>
          </table:table-cell>
          <table:table-cell table:style-name="ce1" office:value-type="string" calcext:value-type="string">
            <text:p>good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 O Alt2 reconhece mais tokens do que o Hard e menos tokens do que o Stand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infix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Resource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ourceLis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ResultErr.java</text:p>
          </table:table-cell>
          <table:table-cell table:number-columns-repeated="3" table:style-name="ce1" office:value-type="string" calcext:value-type="string">
            <text:p>good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Perde alguns tokens, mas consegue sincronizar corretamente. Não reconhece granda parte da entrada (Alt2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result e em methodDeclarator na regra methodHeade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adicionar outra label para ajudar a sincronizar com a entrad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UPERErr1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UPER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super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0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1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‘;’ após statementExpression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1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;’ d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emiErr3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prim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4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egund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erceir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um token a mai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quarto ‘)’ da regra explicitConstructorInvoc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annotationTypeEleme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8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‘;’ na regra localVariableDeclaration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emiErr9.java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1.java</text:p>
          </table:table-cell>
          <table:table-cell table:number-columns-repeated="2" table:style-name="ce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Unique, Upath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good</text:p>
          </table:table-cell>
          <table:table-cell office:value-type="string" calcext:value-type="string">
            <text:p>Sincroniza corretamente, mas reconhece o statement de forma incorreta (Unique, Upath)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/>
          <table:table-cell table:style-name="ce1"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StatementErr2.java</text:p>
          </table:table-cell>
          <table:table-cell table:style-name="ce1" office:value-type="string" calcext:value-type="string">
            <text:p>good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3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statement após primeiro token ‘while’ da regra statement e em ‘:’ na regra 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, e precisou de uma label em um nível mais acima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StatementErr5.java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último statement da regra stat2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6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48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, Alt2). O Alt2 reconhece muito mais tokens do que o Hard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basic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rr7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 na regra enhancedForStatemen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tatementExpression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statementExpression na regra statementExpression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48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SwitchBlockErr.java</text:p>
          </table:table-cell>
          <table:table-cell table:number-columns-repeated="4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TypeArgument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Argument na regra typeArgument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TypeParamete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List na regra typeParameters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TypeParameterListErr.java</text:p>
          </table:table-cell>
          <table:table-cell table:number-columns-repeated="3" table:style-name="ce1" office:value-type="string" calcext:value-type="string">
            <text:p>excellent</text:p>
          </table:table-cell>
          <table:table-cell table:style-name="ce1" office:value-type="string" calcext:value-type="string">
            <text:p>none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typeParameter na regra typeParamete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UnaryExpression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2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3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4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5.java</text:p>
          </table:table-cell>
          <table:table-cell table:style-name="ce1" office:value-type="string" calcext:value-type="string">
            <text:p>excellent</text:p>
          </table:table-cell>
          <table:table-cell table:number-columns-repeated="3" table:style-name="ce1" office:value-type="string" calcext:value-type="string">
            <text:p>poor</text:p>
          </table:table-cell>
          <table:table-cell table:style-name="Default" office:value-type="string" calcext:value-type="string">
            <text:p>Sincroniza incorretamente. O Hard perde muito mais tokens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64" office:value-type="string" calcext:value-type="string">
            <text:p>Descobrir o FOLLOW de castExpression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UnaryExpressionErr6.java</text:p>
          </table:table-cell>
          <table:table-cell table:style-name="ce1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Default" office:value-type="string" calcext:value-type="string">
            <text:p>Sincroniza corretamente, mas reconhece o statement de forma incorreta (Standard). 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 table:style-name="ce58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Err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 na regra variableDeclaratorList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VariableDeclaratorIdErr1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Default" office:value-type="string" calcext:value-type="string">
            <text:p>Confunde o método como um construtor, porém sincroniza corretamente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2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good</text:p>
          </table:table-cell>
          <table:table-cell table:style-name="ce3" office:value-type="string" calcext:value-type="string">
            <text:p>excellent</text:p>
          </table:table-cell>
          <table:table-cell office:value-type="string" calcext:value-type="string">
            <text:p>Unique perdeu um token a mais do que o Standard e o Hard, mas conseguiu sincronizar corretamente.</text:p>
          </table:table-cell>
          <table:table-cell table:number-columns-repeated="3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IdErr3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office:value-type="string" calcext:value-type="string">
            <text:p>VariableDeclaratorList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em variableDeclaratorList na regra constantDeclaratio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VariableInitializerErr1.java</text:p>
          </table:table-cell>
          <table:table-cell table:number-columns-repeated="4" table:style-name="ce1" office:value-type="string" calcext:value-type="string">
            <text:p>excellent</text:p>
          </table:table-cell>
          <table:table-cell table:style-name="Default"/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none</text:p>
          </table:table-cell>
          <table:table-cell/>
          <table:table-cell table:style-name="ce4" office:value-type="string" calcext:value-type="string">
            <text:p>Faltando label no variableInitializer na regra variableDeclarator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ão havia label para capturar o erro</text:p>
          </table:table-cell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none</text:p>
          </table:table-cell>
          <table:table-cell/>
          <table:table-cell table:style-name="ce1" office:value-type="string" calcext:value-type="string">
            <text:p>poor</text:p>
          </table:table-cell>
        </table:table-row>
        <table:table-row table:style-name="ro1">
          <table:table-cell office:value-type="string" calcext:value-type="string">
            <text:p>WHILEErr.java</text:p>
          </table:table-cell>
          <table:table-cell table:number-columns-repeated="2" table:style-name="ce1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excellent</text:p>
          </table:table-cell>
          <table:table-cell table:style-name="Default" office:value-type="string" calcext:value-type="string">
            <text:p>Não reconhece o restante da entrada após o erro (Hard).</text:p>
          </table:table-cell>
          <table:table-cell table:style-name="ce1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excellent</text:p>
          </table:table-cell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ce3" office:value-type="string" calcext:value-type="string">
            <text:p>excellent</text:p>
          </table:table-cell>
          <table:table-cell/>
          <table:table-cell table:style-name="ce1" office:value-type="string" calcext:value-type="string">
            <text:p>excellent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Standard</text:p>
          </table:table-cell>
          <table:table-cell table:style-name="ce5" table:number-columns-repeated="2"/>
          <table:table-cell/>
          <table:table-cell table:style-name="ce7" office:value-type="string" calcext:value-type="string" table:number-columns-spanned="4" table:number-rows-spanned="1">
            <text:p>Standard</text:p>
          </table:table-cell>
          <table:covered-table-cell table:style-name="Default"/>
          <table:covered-table-cell table:number-columns-repeated="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/>
          <table:table-cell table:style-name="ce9" office:value-type="string" calcext:value-type="string" table:number-columns-spanned="2" table:number-rows-spanned="1">
            <text:p>Problema</text:p>
          </table:table-cell>
          <table:covered-table-cell table:style-name="ce17"/>
          <table:table-cell table:style-name="ce24" office:value-type="string" calcext:value-type="string">
            <text:p>Quantidade</text:p>
          </table:table-cell>
          <table:table-cell table:style-name="ce24" office:value-type="string" calcext:value-type="string">
            <text:p>%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" table:formula="of:=COUNTIF([.C3:.C177];&quot;excellent&quot;)" office:value-type="float" office:value="110" calcext:value-type="float">
            <text:p>110</text:p>
          </table:table-cell>
          <table:table-cell table:style-name="ce8" table:formula="of:=([.B183]/[.B187])*100" office:value-type="float" office:value="62.8571428571429" calcext:value-type="float">
            <text:p>62,86</text:p>
          </table:table-cell>
          <table:table-cell/>
          <table:table-cell table:style-name="ce10" office:value-type="string" calcext:value-type="string" table:number-columns-spanned="2" table:number-rows-spanned="1">
            <text:p>Um token de uma produção situado após o erro pertence ao conjunto FOLLOW da produção em si, fazendo que, ao falhar a produção, o parser sincroniza com o que deveria ser o restante dessa produção, porém reconhecendo como se fosse o que a segue.</text:p>
          </table:table-cell>
          <table:covered-table-cell table:style-name="ce18"/>
          <table:table-cell table:style-name="ce25" office:value-type="float" office:value="12" calcext:value-type="float">
            <text:p>12</text:p>
          </table:table-cell>
          <table:table-cell table:style-name="ce30" table:formula="of:=([.G183]/[.G191])*100" office:value-type="float" office:value="30" calcext:value-type="float">
            <text:p>3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" table:formula="of:=COUNTIF([.C3:.C177];&quot;good&quot;)" office:value-type="float" office:value="24" calcext:value-type="float">
            <text:p>24</text:p>
          </table:table-cell>
          <table:table-cell table:style-name="ce8" table:formula="of:=([.B184]/[.B187])*100" office:value-type="float" office:value="13.7142857142857" calcext:value-type="float">
            <text:p>13,71</text:p>
          </table:table-cell>
          <table:table-cell/>
          <table:table-cell table:style-name="ce11" office:value-type="string" calcext:value-type="string" table:number-columns-spanned="1" table:number-rows-spanned="4">
            <text:p>Não anotou a label que deveria.</text:p>
          </table:table-cell>
          <table:table-cell table:style-name="ce19" office:value-type="string" calcext:value-type="string">
            <text:p>Participa de uma escolha não LL(1)</text:p>
          </table:table-cell>
          <table:table-cell table:style-name="ce26" office:value-type="float" office:value="14" calcext:value-type="float">
            <text:p>14</text:p>
          </table:table-cell>
          <table:table-cell table:style-name="ce63" table:formula="of:=([.G187]/[.G191])*100" office:value-type="float" office:value="45" calcext:value-type="float" table:number-columns-spanned="1" table:number-rows-spanned="4">
            <text:p>4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" table:formula="of:=COUNTIF([.C3:.C177];&quot;poor&quot;)" office:value-type="float" office:value="41" calcext:value-type="float">
            <text:p>41</text:p>
          </table:table-cell>
          <table:table-cell table:style-name="ce8" table:formula="of:=([.B185]/[.B187])*100" office:value-type="float" office:value="23.4285714285714" calcext:value-type="float">
            <text:p>23,43</text:p>
          </table:table-cell>
          <table:table-cell/>
          <table:covered-table-cell table:style-name="ce38"/>
          <table:table-cell table:style-name="ce20" office:value-type="string" calcext:value-type="string">
            <text:p>Problema do else </text:p>
          </table:table-cell>
          <table:table-cell table:style-name="ce27" office:value-type="float" office:value="1" calcext:value-type="float">
            <text:p>1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" table:formula="of:=COUNTIF([.C3:.C177];&quot;none&quot;)" office:value-type="float" office:value="0" calcext:value-type="float">
            <text:p>0</text:p>
          </table:table-cell>
          <table:table-cell table:style-name="ce8" table:formula="of:=([.B186]/[.B187])*100" office:value-type="float" office:value="0" calcext:value-type="float">
            <text:p>0,00</text:p>
          </table:table-cell>
          <table:table-cell/>
          <table:covered-table-cell table:style-name="ce38"/>
          <table:table-cell table:style-name="ce20" office:value-type="string" calcext:value-type="string">
            <text:p>Repetição não LL(1)</text:p>
          </table:table-cell>
          <table:table-cell table:style-name="ce27" office:value-type="float" office:value="3" calcext:value-type="float">
            <text:p>3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183:.B186])" office:value-type="float" office:value="175" calcext:value-type="float">
            <text:p>175</text:p>
          </table:table-cell>
          <table:table-cell table:style-name="ce8" table:formula="of:=([.B187]/[.B187])*100" office:value-type="float" office:value="100" calcext:value-type="float">
            <text:p>100,00</text:p>
          </table:table-cell>
          <table:table-cell/>
          <table:covered-table-cell table:style-name="ce38"/>
          <table:table-cell table:style-name="ce21" office:value-type="string" calcext:value-type="string">
            <text:p>Total:</text:p>
          </table:table-cell>
          <table:table-cell table:style-name="ce28" table:formula="of:=SUM([.G184:.G186])" office:value-type="float" office:value="18" calcext:value-type="float">
            <text:p>18</text:p>
          </table:table-cell>
          <table:covered-table-cell table:style-name="ce32"/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0" office:value-type="string" calcext:value-type="string" table:number-columns-spanned="2" table:number-rows-spanned="1">
            <text:p>Teste LambdaBodyErr foi afetado indiretamente pela falta da label "SemiErr15".</text:p>
          </table:table-cell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30" table:formula="of:=([.G188]/[.G191])*100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</text:p>
          </table:table-cell>
          <table:table-cell table:style-name="ce52"/>
          <table:table-cell table:style-name="ce5"/>
          <table:table-cell/>
          <table:table-cell table:style-name="ce38" office:value-type="string" calcext:value-type="string" table:number-columns-spanned="2" table:number-rows-spanned="1">
            <text:p>Descarta todo o bloco e sincroniza com o fim da entrada.</text:p>
          </table:table-cell>
          <table:covered-table-cell table:style-name="ce18"/>
          <table:table-cell table:style-name="ce29" office:value-type="float" office:value="3" calcext:value-type="float">
            <text:p>3</text:p>
          </table:table-cell>
          <table:table-cell table:style-name="ce63" table:formula="of:=([.G189]/[.G191])*100" office:value-type="float" office:value="7.5" calcext:value-type="float">
            <text:p>7,5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10" office:value-type="string" calcext:value-type="string" table:number-columns-spanned="2" table:number-rows-spanned="1">
            <text:p>Ao colocar um token não esperado que pertence ao conjunto FOLLOW da produção onde ocorre o erro, o parser se perde.</text:p>
          </table:table-cell>
          <table:covered-table-cell table:style-name="ce22"/>
          <table:table-cell table:style-name="ce25" office:value-type="float" office:value="6" calcext:value-type="float">
            <text:p>6</text:p>
          </table:table-cell>
          <table:table-cell table:style-name="ce30" table:formula="of:=([.G190]/[.G191])*100" office:value-type="float" office:value="15" calcext:value-type="float">
            <text:p>15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D3:.D177];&quot;excellent&quot;)" office:value-type="float" office:value="41" calcext:value-type="float">
            <text:p>41</text:p>
          </table:table-cell>
          <table:table-cell table:style-name="ce8" table:formula="of:=([.B191]/[.B195])*100" office:value-type="float" office:value="23.4285714285714" calcext:value-type="float">
            <text:p>23,43</text:p>
          </table:table-cell>
          <table:table-cell/>
          <table:table-cell table:style-name="ce14" office:value-type="string" calcext:value-type="string" table:number-columns-spanned="2" table:number-rows-spanned="1">
            <text:p>Total:</text:p>
          </table:table-cell>
          <table:covered-table-cell table:style-name="ce18"/>
          <table:table-cell table:style-name="ce29" table:formula="of:=SUM([.G183];[.G187];[.G188];[.G189];[.G190])" office:value-type="float" office:value="40" calcext:value-type="float">
            <text:p>40</text:p>
          </table:table-cell>
          <table:table-cell table:style-name="ce63" table:formula="of:=([.G191]/[.G191])*100" office:value-type="float" office:value="100" calcext:value-type="float">
            <text:p>100,0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D3:.D177];&quot;good&quot;)" office:value-type="float" office:value="8" calcext:value-type="float">
            <text:p>8</text:p>
          </table:table-cell>
          <table:table-cell table:style-name="ce8" table:formula="of:=[.B192]/[.B195]*100" office:value-type="float" office:value="4.57142857142857" calcext:value-type="float">
            <text:p>4,57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D3:.D177];&quot;poor&quot;)" office:value-type="float" office:value="107" calcext:value-type="float">
            <text:p>107</text:p>
          </table:table-cell>
          <table:table-cell table:style-name="ce8" table:formula="of:=[.B193]/[.B195]*100" office:value-type="float" office:value="61.1428571428572" calcext:value-type="float">
            <text:p>61,14</text:p>
          </table:table-cell>
          <table:table-cell/>
          <table:table-cell table:style-name="ce5" office:value-type="string" calcext:value-type="string">
            <text:p>Manual</text:p>
          </table:table-cell>
          <table:table-cell table:style-name="ce5" table:number-columns-repeated="2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D3:.D177];&quot;none&quot;)" office:value-type="float" office:value="19" calcext:value-type="float">
            <text:p>19</text:p>
          </table:table-cell>
          <table:table-cell table:style-name="ce8" table:formula="of:=[.B194]/[.B195]*100" office:value-type="float" office:value="10.8571428571429" calcext:value-type="float">
            <text:p>10,86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1:.B194])" office:value-type="float" office:value="175" calcext:value-type="float">
            <text:p>175</text:p>
          </table:table-cell>
          <table:table-cell table:style-name="ce8" table:formula="of:=[.B195]/[.B195]*100" office:value-type="float" office:value="100" calcext:value-type="float">
            <text:p>100,00</text:p>
          </table:table-cell>
          <table:table-cell/>
          <table:table-cell table:style-name="ce5" office:value-type="string" calcext:value-type="string">
            <text:p>excellent</text:p>
          </table:table-cell>
          <table:table-cell table:style-name="ce5" table:formula="of:=COUNTIF([.B3:.B177]; &quot;excellent&quot;)" office:value-type="float" office:value="130" calcext:value-type="float">
            <text:p>130</text:p>
          </table:table-cell>
          <table:table-cell table:style-name="ce8" table:formula="of:=([.F195]/[.F199])*100" office:value-type="float" office:value="74.2857142857143" calcext:value-type="float">
            <text:p>74,29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 calcext:value-type="string">
            <text:p>good</text:p>
          </table:table-cell>
          <table:table-cell table:style-name="ce5" table:formula="of:=COUNTIF([.B3:.B177];&quot;good&quot;)" office:value-type="float" office:value="30" calcext:value-type="float">
            <text:p>30</text:p>
          </table:table-cell>
          <table:table-cell table:style-name="ce8" table:formula="of:=([.F196]/[.F199])*100" office:value-type="float" office:value="17.1428571428571" calcext:value-type="float">
            <text:p>17,1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Alt2</text:p>
          </table:table-cell>
          <table:table-cell table:style-name="ce52"/>
          <table:table-cell table:style-name="ce5"/>
          <table:table-cell/>
          <table:table-cell table:style-name="ce5" office:value-type="string" calcext:value-type="string">
            <text:p>poor</text:p>
          </table:table-cell>
          <table:table-cell table:style-name="ce5" table:formula="of:=COUNTIF([.B3:.B177];&quot;poor&quot;)" office:value-type="float" office:value="15" calcext:value-type="float">
            <text:p>15</text:p>
          </table:table-cell>
          <table:table-cell table:style-name="ce8" table:formula="of:=([.F197]/[.F199])*100" office:value-type="float" office:value="8.57142857142857" calcext:value-type="float">
            <text:p>8,57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/>
          <table:table-cell table:style-name="ce5" office:value-type="string" calcext:value-type="string">
            <text:p>none</text:p>
          </table:table-cell>
          <table:table-cell table:style-name="ce5" table:formula="of:=COUNTIF([.B3:.B177];&quot;none&quot;)" office:value-type="float" office:value="0" calcext:value-type="float">
            <text:p>0</text:p>
          </table:table-cell>
          <table:table-cell table:style-name="ce8" table:formula="of:=([.F198]/[.F199])*100" office:value-type="float" office:value="0" calcext:value-type="float">
            <text:p>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E3:.E177];&quot;excellent&quot;)" office:value-type="float" office:value="70" calcext:value-type="float">
            <text:p>70</text:p>
          </table:table-cell>
          <table:table-cell table:style-name="ce8" table:formula="of:=([.B199]/[.B203])*100" office:value-type="float" office:value="40" calcext:value-type="float">
            <text:p>40,00</text:p>
          </table:table-cell>
          <table:table-cell/>
          <table:table-cell table:style-name="ce5" office:value-type="string" calcext:value-type="string">
            <text:p>Total</text:p>
          </table:table-cell>
          <table:table-cell table:style-name="ce5" table:formula="of:=SUM([.F195:.F198])" office:value-type="float" office:value="175" calcext:value-type="float">
            <text:p>175</text:p>
          </table:table-cell>
          <table:table-cell table:style-name="ce8" table:formula="of:=([.F199]/[.F199])*100" office:value-type="float" office:value="100" calcext:value-type="float">
            <text:p>100,00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E3:.E177];&quot;good&quot;)" office:value-type="float" office:value="19" calcext:value-type="float">
            <text:p>19</text:p>
          </table:table-cell>
          <table:table-cell table:style-name="ce8" table:formula="of:=[.B200]/[.B203]*100" office:value-type="float" office:value="10.8571428571429" calcext:value-type="float">
            <text:p>10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E3:.E177];&quot;poor&quot;)" office:value-type="float" office:value="68" calcext:value-type="float">
            <text:p>68</text:p>
          </table:table-cell>
          <table:table-cell table:style-name="ce8" table:formula="of:=[.B201]/[.B203]*100" office:value-type="float" office:value="38.8571428571429" calcext:value-type="float">
            <text:p>38,86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E3:.E177];&quot;none&quot;)" office:value-type="float" office:value="18" calcext:value-type="float">
            <text:p>18</text:p>
          </table:table-cell>
          <table:table-cell table:style-name="ce8" table:formula="of:=[.B202]/[.B203]*100" office:value-type="float" office:value="10.2857142857143" calcext:value-type="float">
            <text:p>10,29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199:.B202])" office:value-type="float" office:value="175" calcext:value-type="float">
            <text:p>175</text:p>
          </table:table-cell>
          <table:table-cell table:style-name="ce8" table:formula="of:=[.B203]/[.B203]*100" office:value-type="float" office:value="100" calcext:value-type="float">
            <text:p>100,00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nique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H3:.H177];&quot;excellent&quot;)" office:value-type="float" office:value="42" calcext:value-type="float">
            <text:p>42</text:p>
          </table:table-cell>
          <table:table-cell table:style-name="ce8" table:formula="of:=([.B207]/[.B211])*100" office:value-type="float" office:value="24" calcext:value-type="float">
            <text:p>24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H3:.H177];&quot;good&quot;)" office:value-type="float" office:value="6" calcext:value-type="float">
            <text:p>6</text:p>
          </table:table-cell>
          <table:table-cell table:style-name="ce8" table:formula="of:=[.B208]/[.B211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H3:.H177];&quot;poor&quot;)" office:value-type="float" office:value="4" calcext:value-type="float">
            <text:p>4</text:p>
          </table:table-cell>
          <table:table-cell table:style-name="ce8" table:formula="of:=[.B209]/[.B211]*100" office:value-type="float" office:value="2.28571428571429" calcext:value-type="float">
            <text:p>2,29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H3:.H177];&quot;none&quot;)" office:value-type="float" office:value="123" calcext:value-type="float">
            <text:p>123</text:p>
          </table:table-cell>
          <table:table-cell table:style-name="ce8" table:formula="of:=[.B210]/[.B211]*100" office:value-type="float" office:value="70.2857142857143" calcext:value-type="float">
            <text:p>70,29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07:.B210])" office:value-type="float" office:value="175" calcext:value-type="float">
            <text:p>175</text:p>
          </table:table-cell>
          <table:table-cell table:style-name="ce8" table:formula="of:=[.B211]/[.B211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I3:.I177];&quot;excellent&quot;)" office:value-type="float" office:value="55" calcext:value-type="float">
            <text:p>55</text:p>
          </table:table-cell>
          <table:table-cell table:style-name="ce8" table:formula="of:=([.B215]/[.B219])*100" office:value-type="float" office:value="31.4285714285714" calcext:value-type="float">
            <text:p>31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I3:.I177];&quot;good&quot;)" office:value-type="float" office:value="6" calcext:value-type="float">
            <text:p>6</text:p>
          </table:table-cell>
          <table:table-cell table:style-name="ce8" table:formula="of:=[.B216]/[.B219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I3:.I177];&quot;poor&quot;)" office:value-type="float" office:value="2" calcext:value-type="float">
            <text:p>2</text:p>
          </table:table-cell>
          <table:table-cell table:style-name="ce8" table:formula="of:=[.B217]/[.B219]*100" office:value-type="float" office:value="1.14285714285714" calcext:value-type="float">
            <text:p>1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I3:.I177];&quot;none&quot;)" office:value-type="float" office:value="112" calcext:value-type="float">
            <text:p>112</text:p>
          </table:table-cell>
          <table:table-cell table:style-name="ce8" table:formula="of:=[.B218]/[.B219]*100" office:value-type="float" office:value="64" calcext:value-type="float">
            <text:p>64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15:.B218])" office:value-type="float" office:value="175" calcext:value-type="float">
            <text:p>175</text:p>
          </table:table-cell>
          <table:table-cell table:style-name="ce8" table:formula="of:=[.B219]/[.B219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+DeepBan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O3:.O177];&quot;excellent&quot;)" office:value-type="float" office:value="61" calcext:value-type="float">
            <text:p>61</text:p>
          </table:table-cell>
          <table:table-cell table:style-name="ce8" table:formula="of:=([.B223]/[.B227])*100" office:value-type="float" office:value="34.8571428571429" calcext:value-type="float">
            <text:p>34,86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O3:.O177];&quot;good&quot;)" office:value-type="float" office:value="6" calcext:value-type="float">
            <text:p>6</text:p>
          </table:table-cell>
          <table:table-cell table:style-name="ce8" table:formula="of:=[.B224]/[.B227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O3:.O177];&quot;poor&quot;)" office:value-type="float" office:value="2" calcext:value-type="float">
            <text:p>2</text:p>
          </table:table-cell>
          <table:table-cell table:style-name="ce8" table:formula="of:=[.B225]/[.B227]*100" office:value-type="float" office:value="1.14285714285714" calcext:value-type="float">
            <text:p>1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O3:.O177];&quot;none&quot;)" office:value-type="float" office:value="106" calcext:value-type="float">
            <text:p>106</text:p>
          </table:table-cell>
          <table:table-cell table:style-name="ce8" table:formula="of:=[.B226]/[.B227]*100" office:value-type="float" office:value="60.5714285714286" calcext:value-type="float">
            <text:p>60,57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23:.B226])" office:value-type="float" office:value="175" calcext:value-type="float">
            <text:p>175</text:p>
          </table:table-cell>
          <table:table-cell table:style-name="ce8" table:formula="of:=[.B227]/[.B227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UpathPrefLast</text:p>
          </table:table-cell>
          <table:table-cell table:style-name="ce52"/>
          <table:table-cell table:style-name="ce5"/>
          <table:table-cell table:number-columns-repeated="14"/>
        </table:table-row>
        <table:table-row table:style-name="ro1">
          <table:table-cell table:style-name="ce5"/>
          <table:table-cell table:style-name="ce52"/>
          <table:table-cell table:style-name="ce5" office:value-type="string" calcext:value-type="string">
            <text:p>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excellent</text:p>
          </table:table-cell>
          <table:table-cell table:style-name="ce52" table:formula="of:=COUNTIF([.Q3:.Q177];&quot;excellent&quot;)" office:value-type="float" office:value="65" calcext:value-type="float">
            <text:p>65</text:p>
          </table:table-cell>
          <table:table-cell table:style-name="ce8" table:formula="of:=([.B231]/[.B235])*100" office:value-type="float" office:value="37.1428571428571" calcext:value-type="float">
            <text:p>37,14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good</text:p>
          </table:table-cell>
          <table:table-cell table:style-name="ce52" table:formula="of:=COUNTIF([.Q3:.Q177];&quot;good&quot;)" office:value-type="float" office:value="6" calcext:value-type="float">
            <text:p>6</text:p>
          </table:table-cell>
          <table:table-cell table:style-name="ce8" table:formula="of:=[.B232]/[.B235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poor</text:p>
          </table:table-cell>
          <table:table-cell table:style-name="ce52" table:formula="of:=COUNTIF([.Q3:.Q177];&quot;poor&quot;)" office:value-type="float" office:value="98" calcext:value-type="float">
            <text:p>98</text:p>
          </table:table-cell>
          <table:table-cell table:style-name="ce8" table:formula="of:=[.B233]/[.B235]*100" office:value-type="float" office:value="56" calcext:value-type="float">
            <text:p>56,00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none</text:p>
          </table:table-cell>
          <table:table-cell table:style-name="ce52" table:formula="of:=COUNTIF([.Q3:.Q177];&quot;none&quot;)" office:value-type="float" office:value="6" calcext:value-type="float">
            <text:p>6</text:p>
          </table:table-cell>
          <table:table-cell table:style-name="ce8" table:formula="of:=[.B234]/[.B235]*100" office:value-type="float" office:value="3.42857142857143" calcext:value-type="float">
            <text:p>3,43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2" table:formula="of:=SUM([.B231:.B234])" office:value-type="float" office:value="175" calcext:value-type="float">
            <text:p>175</text:p>
          </table:table-cell>
          <table:table-cell table:style-name="ce8" table:formula="of:=[.B235]/[.B235]*100" office:value-type="float" office:value="100" calcext:value-type="float">
            <text:p>100,00</text:p>
          </table:table-cell>
          <table:table-cell table:number-columns-repeated="14"/>
        </table:table-row>
        <table:table-row table:style-name="ro1" table:number-rows-repeated="104834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 style:data-style-name="N2" text:time-value="13:21:26.025455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5:53.894070477</meta:creation-date>
    <meta:editing-duration>PT5H30M3S</meta:editing-duration>
    <meta:editing-cycles>34</meta:editing-cycles>
    <meta:generator>LibreOffice/6.1.4.2$Linux_X86_64 LibreOffice_project/9d0f32d1f0b509096fd65e0d4bec26ddd1938fd3</meta:generator>
    <dc:date>2019-08-21T13:57:51.018269758</dc:date>
    <meta:document-statistic meta:table-count="1" meta:cell-count="2613" meta:object-count="0"/>
  </office:meta>
</office:document-meta>
</file>